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d8ca66f" officeooo:paragraph-rsid="1d8f6bcd"/>
    </style:style>
    <style:style style:name="P2" style:family="paragraph" style:parent-style-name="Text_20_body">
      <style:text-properties officeooo:rsid="1d8f6bcd" officeooo:paragraph-rsid="1d8f6bcd"/>
    </style:style>
    <style:style style:name="P3" style:family="paragraph" style:parent-style-name="Text_20_body">
      <style:text-properties officeooo:rsid="1d90379e" officeooo:paragraph-rsid="1d90379e"/>
    </style:style>
    <style:style style:name="P4" style:family="paragraph" style:parent-style-name="Text_20_body">
      <style:text-properties officeooo:rsid="1d943957" officeooo:paragraph-rsid="1d943957"/>
    </style:style>
    <style:style style:name="P5" style:family="paragraph" style:parent-style-name="Text_20_body">
      <style:text-properties officeooo:rsid="1d94f073" officeooo:paragraph-rsid="1d94f073"/>
    </style:style>
    <style:style style:name="P6" style:family="paragraph" style:parent-style-name="Text_20_body">
      <style:text-properties officeooo:rsid="1d966050" officeooo:paragraph-rsid="1d966050"/>
    </style:style>
    <style:style style:name="P7" style:family="paragraph" style:parent-style-name="Text_20_body">
      <style:text-properties officeooo:rsid="1d9ab051" officeooo:paragraph-rsid="1d9ab051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2">
      <style:text-properties officeooo:paragraph-rsid="1d8f6bcd"/>
    </style:style>
    <style:style style:name="P10" style:family="paragraph" style:parent-style-name="Text_20_body" style:list-style-name="L1">
      <style:text-properties officeooo:rsid="1d8e8cc7" officeooo:paragraph-rsid="1d8f6bcd"/>
    </style:style>
    <style:style style:name="P11" style:family="paragraph" style:parent-style-name="Text_20_body" style:list-style-name="L1">
      <style:text-properties officeooo:rsid="1d8f6bcd" officeooo:paragraph-rsid="1d8f6bcd"/>
    </style:style>
    <style:style style:name="P12" style:family="paragraph" style:parent-style-name="Text_20_body" style:list-style-name="L2">
      <style:text-properties officeooo:rsid="1d8f6bcd" officeooo:paragraph-rsid="1d8ca66f"/>
    </style:style>
    <style:style style:name="P13" style:family="paragraph" style:parent-style-name="Text_20_body" style:list-style-name="L7">
      <style:text-properties officeooo:rsid="1d8f6bcd" officeooo:paragraph-rsid="1d8f6bcd"/>
    </style:style>
    <style:style style:name="P14" style:family="paragraph" style:parent-style-name="Text_20_body" style:list-style-name="L3">
      <style:text-properties officeooo:rsid="1d9368cb" officeooo:paragraph-rsid="1d9368cb"/>
    </style:style>
    <style:style style:name="P15" style:family="paragraph" style:parent-style-name="Text_20_body" style:list-style-name="L4">
      <style:text-properties officeooo:rsid="1d9ab051" officeooo:paragraph-rsid="1d9ab051"/>
    </style:style>
    <style:style style:name="P16" style:family="paragraph" style:parent-style-name="Text_20_body" style:list-style-name="L5">
      <style:text-properties officeooo:rsid="1d90379e" officeooo:paragraph-rsid="1d90379e"/>
    </style:style>
    <style:style style:name="P17" style:family="paragraph" style:parent-style-name="Text_20_body" style:list-style-name="L6">
      <style:text-properties officeooo:rsid="1d9224f4" officeooo:paragraph-rsid="1d9224f4"/>
    </style:style>
    <style:style style:name="P18" style:family="paragraph" style:parent-style-name="Text_20_body" style:list-style-name="L8">
      <style:text-properties officeooo:rsid="1d979626" officeooo:paragraph-rsid="1d979626"/>
    </style:style>
    <style:style style:name="P19" style:family="paragraph" style:parent-style-name="Text_20_body">
      <style:text-properties officeooo:rsid="1d9b09d7" officeooo:paragraph-rsid="1d9b09d7"/>
    </style:style>
    <style:style style:name="P20" style:family="paragraph" style:parent-style-name="Text_20_body">
      <style:text-properties officeooo:rsid="1d9c6fa7" officeooo:paragraph-rsid="1d9c6fa7"/>
    </style:style>
    <style:style style:name="P21" style:family="paragraph" style:parent-style-name="Text_20_body">
      <style:text-properties officeooo:rsid="1d9df45a" officeooo:paragraph-rsid="1d9df45a"/>
    </style:style>
    <style:style style:name="T1" style:family="text">
      <style:text-properties officeooo:rsid="1d8e8cc7"/>
    </style:style>
    <style:style style:name="T2" style:family="text">
      <style:text-properties officeooo:rsid="1d8f6bcd"/>
    </style:style>
    <style:style style:name="T3" style:family="text">
      <style:text-properties officeooo:rsid="1d9224f4"/>
    </style:style>
    <style:style style:name="T4" style:family="text">
      <style:text-properties officeooo:rsid="1d9368cb"/>
    </style:style>
    <style:style style:name="T5" style:family="text">
      <style:text-properties officeooo:rsid="1d96ddd2"/>
    </style:style>
    <style:style style:name="T6" style:family="text">
      <style:text-properties officeooo:rsid="1d995460"/>
    </style:style>
    <style:style style:name="T7" style:family="text">
      <style:text-properties officeooo:rsid="1d9df4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raci</text:h>
      <text:p text:style-name="P1">Draci jsou různí ještěři a hadi – varani, obří hadi, hydry, ptakoještěři. <text:span text:style-name="T1">Ne dinosauři, ale odvozeniny od moderních plazů.</text:span></text:p>
      <text:list xml:id="list383111534" text:style-name="L1">
        <text:list-item>
          <text:p text:style-name="P10">Asi se teda ne všemu nutně říká drak.</text:p>
          <text:list>
            <text:list-item>
              <text:p text:style-name="P11">Obří hadi jsou wyrmové, obří varani jsou, hmm, varani?</text:p>
            </text:list-item>
            <text:list-item>
              <text:p text:style-name="P11">Hydra (vícehlavá) je hydra.</text:p>
            </text:list-item>
            <text:list-item>
              <text:p text:style-name="P11">Asi jen těm létajícím by se mohlo říkat draci. Těžko říct.</text:p>
            </text:list-item>
          </text:list>
        </text:list-item>
      </text:list>
      <text:list xml:id="list879442789" text:style-name="L2">
        <text:list-item>
          <text:p text:style-name="P12">Jsou to skutečně zvířata, obecně velká a hodně nebezpečná.</text:p>
        </text:list-item>
      </text:list>
      <text:h text:style-name="Heading_20_2" text:outline-level="2">Draci a magie</text:h>
      <text:p text:style-name="P2">Draci jsou klíčem k nesmrtelnosti, <text:span text:style-name="T4">možná i k jiným druhům magie.</text:span></text:p>
      <text:list xml:id="list403967182" text:style-name="L3">
        <text:list-item>
          <text:p text:style-name="P14">Prastaří si dobře hlídají, aby draky nikdo moc nezkoumal – nechtějí konkurenci.</text:p>
        </text:list-item>
      </text:list>
      <text:p text:style-name="P4">Draci mohou s magií souviset tak, že obsahují část primordiální matérie. Možná v krvi nebo v kostech (morek?).</text:p>
      <text:p text:style-name="P5">Draků (a plazů obecně) existují různé druhy, což může vést k různým druhům magie.</text:p>
      <text:p text:style-name="P5">Ve vzdálených zemích (Gahunda) draci stále volně žijí a místní s nimi možná umí žít – čerpají z nich nějaké schopnosti.</text:p>
      <text:p text:style-name="P7">Nejsilnější magie (včetně získávání nesmrtelnosti) nejspíš vyžadovala obětování draka na oltáři.</text:p>
      <text:list xml:id="list994756403" text:style-name="L4">
        <text:list-item>
          <text:p text:style-name="P15">Ve starých ruinách mohou být malby či fresky, kde bude obětování draků vyobrazeno.</text:p>
          <text:list>
            <text:list-item>
              <text:p text:style-name="P15"><text:soft-page-break/>Prastaří se opět snaží podobné věci hlídat a jak se o něčem takovém dozví, okamžitě to zničit.</text:p>
            </text:list-item>
          </text:list>
        </text:list-item>
        <text:list-item>
          <text:p text:style-name="P15">V dávných dobách bývalo draků mnohem víc. Ohrožovali lidská obydlí a lidé se je tudíž snažili pobíjet. Až po založení měst a vzniku prvních civilizací (a objevu silné magie) se jim to začalo víc dařit.</text:p>
        </text:list-item>
      </text:list>
      <text:p text:style-name="P19">Něco by mohl draky vytlačit z míst, kde přežívají, zpět do civilizovaného světa. Možná nějaká živelná katastrofa (výbuch sopky, tak něco).</text:p>
      <text:h text:style-name="Heading_20_3" text:outline-level="3">Draci jsou posvátná zvířata</text:h>
      <text:p text:style-name="P20">Zabít draka znamená smrt pro hříšníka a celou jeho rodinu.</text:p>
      <text:p text:style-name="P20">Důvod je zřejmý: Prastaří nestojí o to, aby někdo experimentoval s dračími oběťmi. <text:span text:style-name="T7">Nejdřív to vynucovali čistě světskou mocí, ale moc to nefungovalo a pořád to někdo porušoval. Pak jednoho z nich napadlo, udělat z toho stěžejní bod víry – zafungovalo to výborně, lidé začali sami hlídat, aby to nikdo neporušoval. Ostatní prastaří to postupně zavedli taky.</text:span></text:p>
      <text:p text:style-name="P21">Pořád existují národy, které tuhle víru nesdílí (třeba seveřani?).</text:p>
      <text:h text:style-name="Heading_20_1" text:outline-level="1">Prastaří</text:h>
      <text:p text:style-name="Text_20_body">Pr<text:span text:style-name="T2">astaří (elders?, stařešinové?) jsou původně lidé – mágové, kteří objevili tajemství nesmrtelnosti. Většina z nich přežívá v podobě rachetických starců, možná Sárí to obchází reinkarnací (ale spíš tak, že její tělo leží někde v sakrofágu a posedává vždycky novou mladou dívku).</text:span></text:p>
      <text:list xml:id="list3792783378" text:style-name="L5">
        <text:list-item>
          <text:p text:style-name="P16">Vládnou (ať už přímo nebo nepřímo), pletichaří, soupeří o moc. A všichni do jednoho se šíleně bojej smrti.</text:p>
        </text:list-item>
      </text:list>
      <text:p text:style-name="P3">Přežívají buď v nějakém odlehlém, utajeném místě, nebo v srdci své říše pod ochranou elitních vojáků.</text:p>
      <text:p text:style-name="P3">Přímo je obsluhují speciální kasty kněžích, kteří z komplexu nikdy nevyjdou živí – tajemství prastarých musí za každou cenu zůstat skryto. Nejspíš to je pojištěné kouzly (nebo třeba jedem a podobně), takže i kdyby se někdo z osobních posluhovačů dostal ven, moc dlouho nepřežije.</text:p>
      <text:h text:style-name="Heading_20_2" text:outline-level="2">Oracle</text:h>
      <text:p text:style-name="P2">Udržuje víru v bohy, nevydává se za ně. Řídí národy <text:span text:style-name="T3">nepřímo</text:span> skrze své věštby.</text:p>
      <text:list xml:id="list1495968753" text:style-name="L6">
        <text:list-item>
          <text:p text:style-name="P17">Sedí to se starořeckou historií – vládci okolních ctili povinnost jít bránit Delfy (oracle), přestože to město bylo technicky samostatné.</text:p>
        </text:list-item>
      </text:list>
      <text:h text:style-name="P9" text:outline-level="2">Sárí</text:h>
      <text:p text:style-name="Text_20_body">(reinkarnující se Kemetská božská vládkyně)</text:p>
      <text:h text:style-name="P9" text:outline-level="2"><text:soft-page-break/>Bůh největší říše</text:h>
      <text:p text:style-name="Text_20_body">(těžko říct jakej by to měl bejt. Možná Ahura)</text:p>
      <text:list xml:id="list1995089806" text:style-name="L7">
        <text:list-item>
          <text:p text:style-name="P13">Promlouvá ke svým kněžím v chrámech (objevila tajemství přenosu hlasu).</text:p>
        </text:list-item>
      </text:list>
      <text:h text:style-name="Heading_20_2" text:outline-level="2">Sorceror king</text:h>
      <text:p text:style-name="P2">(zase nevím jaká říše. Nevydává se za boha – vystupuje přímo jako mocný čaroděj, který říši vládne.)</text:p>
      <text:h text:style-name="Heading_20_1" text:outline-level="1">Duchové</text:h>
      <text:p text:style-name="P6">Duchové existují, ale neflákají se ve fyzickém světě sami o sobě, musí je vždycky někdo přivolat. <text:span text:style-name="T5">Všichni byli někdy živí a mají na to vzpomínky (pocházejí obecně z různých dávných říší).</text:span></text:p>
      <text:list xml:id="list2269995162" text:style-name="L8">
        <text:list-item>
          <text:p text:style-name="P18">Duch nevznikne jen tak, dotyčný na to musel bejt za života <text:span text:style-name="T6">magicky </text:span>připravová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2-24T12:49:02.108000000</dc:date>
    <meta:print-date>2113-01-01T00:00:00</meta:print-date>
    <meta:editing-cycles>12420</meta:editing-cycles>
    <meta:editing-duration>P37DT5H1M31S</meta:editing-duration>
    <meta:generator>LibreOffice/6.0.5.2$Windows_X86_64 LibreOffice_project/54c8cbb85f300ac59db32fe8a675ff7683cd5a16</meta:generator>
    <meta:document-statistic meta:table-count="0" meta:image-count="0" meta:object-count="0" meta:page-count="5" meta:paragraph-count="41" meta:word-count="570" meta:character-count="3518" meta:non-whitespace-character-count="2994"/>
  </office:meta>
</office:document-meta>
</file>